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7111" officeooo:paragraph-rsid="00147111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47111" style:font-size-asian="12.25pt" style:font-size-complex="14pt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147111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8"/><text:span text:style-name="T1"><text:s text:c="14"/></text:span><text:span text:style-name="T2">HÁBITOS</text:span><text:span text:style-name="T4">: Metas e objetivos</text:span></text:p>
      <text:p text:style-name="Standard"><text:span text:style-name="T4"/></text:p>
      <text:p text:style-name="P1"><text:span text:style-name="T3">Concluir o ensino médio:</text:span></text:p>
      <text:p text:style-name="P1"><text:span text:style-name="T3">-Notas acima de oito</text:span></text:p>
      <text:p text:style-name="P1"><text:span text:style-name="T3"/></text:p>
      <text:p text:style-name="P1"><text:span text:style-name="T3">Aumentar meu conhecimento teórico musical</text:span></text:p>
      <text:p text:style-name="P1"><text:span text:style-name="T3">-Estudar ao menos cinco horas por semana</text:span></text:p>
      <text:p text:style-name="P1"><text:span text:style-name="T3"/></text:p>
      <text:p text:style-name="P1"><text:span text:style-name="T3">Comprar uma guitarra</text:span></text:p>
      <text:p text:style-name="P1"><text:span text:style-name="T3">- Guardar o dinheiro necessá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0:44:32.777568468</meta:creation-date>
    <dc:date>2022-04-25T10:54:31.410491004</dc:date>
    <meta:editing-duration>PT9M59S</meta:editing-duration>
    <meta:editing-cycles>1</meta:editing-cycles>
    <meta:document-statistic meta:table-count="0" meta:image-count="0" meta:object-count="0" meta:page-count="1" meta:paragraph-count="7" meta:word-count="32" meta:character-count="244" meta:non-whitespace-character-count="177"/>
    <meta:generator>LibreOffice/5.1.6.2$Linux_X86_64 LibreOffice_project/10m0$Build-2</meta:generator>
  </office:meta>
</office:document-meta>
</file>